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Arial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text-properties fo:color="#ff0000" style:font-name="Arial" fo:font-size="10pt" style:font-size-asian="10pt" style:font-size-complex="10pt"/>
    </style:style>
    <style:style style:name="P6" style:family="paragraph" style:parent-style-name="Standard">
      <style:text-properties fo:color="#008000" style:font-name="Arial" fo:font-size="10pt" style:font-size-asian="10pt" style:font-size-complex="10pt"/>
    </style:style>
    <style:style style:name="P7" style:family="paragraph" style:parent-style-name="Standard">
      <style:text-properties fo:color="#008000"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7f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text-properties fo:color="#008000" style:font-name="Arial" fo:font-size="10pt" style:font-size-asian="10pt" style:font-size-complex="10pt"/>
    </style:style>
    <style:style style:name="P15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size-asian="10pt" style:font-size-complex="10pt"/>
    </style:style>
    <style:style style:name="P2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8000" style:font-name="Arial" fo:font-size="10pt" style:font-size-asian="10pt" style:font-size-complex="10pt"/>
    </style:style>
    <style:style style:name="P2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8000" style:font-name="Courier New" fo:font-size="10pt" style:font-name-asian="Courier New" style:font-size-asian="10pt" style:font-name-complex="Courier New" style:font-size-complex="10pt"/>
    </style:style>
    <style:style style:name="P2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8000" style:font-name="Courier New" fo:font-size="10pt" style:font-size-asian="10pt" style:font-size-complex="10pt"/>
    </style:style>
    <style:style style:name="P2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Courier New" style:font-name-complex="Courier New"/>
    </style:style>
    <style:style style:name="T3" style:family="text">
      <style:text-properties fo:color="#ff6633"/>
    </style:style>
    <style:style style:name="T4" style:family="text">
      <style:text-properties fo:color="#ff6633" fo:font-weight="bold" style:font-weight-asian="bold" style:font-weight-complex="bold"/>
    </style:style>
    <style:style style:name="T5" style:family="text">
      <style:text-properties fo:color="#008000"/>
    </style:style>
    <style:style style:name="T6" style:family="text">
      <style:text-properties fo:color="#008000" style:font-name-asian="Courier New" style:font-name-complex="Courier New"/>
    </style:style>
    <style:style style:name="T7" style:family="text">
      <style:text-properties fo:color="#3f7f7f"/>
    </style:style>
    <style:style style:name="T8" style:family="text">
      <style:text-properties fo:color="#3f7f7f" fo:font-weight="bold" style:font-weight-asian="bold" style:font-weight-complex="bold"/>
    </style:style>
    <style:style style:name="T9" style:family="text">
      <style:text-properties fo:color="#3f7f7f" fo:font-style="italic" style:font-style-asian="italic" style:font-style-complex="italic"/>
    </style:style>
    <style:style style:name="T10" style:family="text">
      <style:text-properties fo:color="#3f7f7f" fo:font-style="italic" style:font-name-asian="Courier New" style:font-style-asian="italic" style:font-name-complex="Courier New" style:font-style-complex="italic"/>
    </style:style>
    <style:style style:name="T11" style:family="text">
      <style:text-properties fo:color="#3f7f7f" style:font-name-asian="Courier New" style:font-name-complex="Courier New"/>
    </style:style>
    <style:style style:name="T12" style:family="text">
      <style:text-properties fo:color="#000000"/>
    </style:style>
    <style:style style:name="T13" style:family="text">
      <style:text-properties fo:color="#000000" style:font-name-asian="Courier New" style:font-name-complex="Courier New"/>
    </style:style>
    <style:style style:name="T14" style:family="text">
      <style:text-properties fo:color="#000000" style:font-name-asian="Courier New" style:font-name-complex="Courier New"/>
    </style:style>
    <style:style style:name="T15" style:family="text">
      <style:text-properties fo:color="#7f007f"/>
    </style:style>
    <style:style style:name="T16" style:family="text">
      <style:text-properties fo:color="#7f007f" style:font-name-asian="Courier New" style:font-name-complex="Courier New"/>
    </style:style>
    <style:style style:name="T17" style:family="text">
      <style:text-properties fo:color="#7f007f" style:font-name-asian="Courier New" style:font-name-complex="Courier New"/>
    </style:style>
    <style:style style:name="T18" style:family="text">
      <style:text-properties fo:color="#2a00e1" fo:font-style="italic" style:font-style-asian="italic" style:font-style-complex="italic"/>
    </style:style>
    <style:style style:name="T19" style:family="text">
      <style:text-properties fo:color="#2a00e1" fo:font-style="italic" style:font-name-asian="Courier New" style:font-style-asian="italic" style:font-name-complex="Courier New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008080"/>
    </style:style>
    <style:style style:name="T22" style:family="text">
      <style:text-properties fo:color="#008080" style:font-name-asian="Courier New" style:font-name-complex="Courier New"/>
    </style:style>
    <style:style style:name="T23" style:family="text">
      <style:text-properties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fo:color="#7f0055" fo:font-weight="bold" style:font-weight-asian="bold" style:font-weight-complex="bold"/>
    </style:style>
    <style:style style:name="T26" style:family="text">
      <style:text-properties fo:color="#7f0055" fo:font-weight="bold" style:font-name-asian="Courier New" style:font-weight-asian="bold" style:font-name-complex="Courier New" style:font-weight-complex="bold"/>
    </style:style>
    <style:style style:name="T27" style:family="text">
      <style:text-properties fo:color="#896612"/>
    </style:style>
    <style:style style:name="T28" style:family="text">
      <style:text-properties fo:color="#896612" style:font-name-asian="Courier New" style:font-name-complex="Courier New"/>
    </style:style>
    <style:style style:name="T29" style:family="text">
      <style:text-properties fo:color="#808080"/>
    </style:style>
    <style:style style:name="T30" style:family="text">
      <style:text-properties fo:color="#808080" style:font-name-asian="Courier New" style:font-name-complex="Courier New"/>
    </style:style>
    <style:style style:name="T31" style:family="text">
      <style:text-properties fo:color="#0000c0"/>
    </style:style>
    <style:style style:name="T32" style:family="text">
      <style:text-properties fo:color="#0000c0" style:font-name-asian="Courier New" style:font-name-complex="Courier New"/>
    </style:style>
    <style:style style:name="T33" style:family="text">
      <style:text-properties fo:color="#2a00ff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text:tab/>Dodanie nowych styli</text:p>
      <text:p text:style-name="P1"/>
      <text:p text:style-name="P1">Dodajemy js, style i obrazki projektu:</text:p>
      <text:p text:style-name="P1"/>
      <text:p text:style-name="P1"><text:tab/>C:\sf2-tutorials\symblog\src\Blogger\BlogBundle\Resources\public\css\<text:span text:style-name="T5">screen.css</text:span></text:p>
      <text:p text:style-name="P1"><text:tab/>C:\sf2-tutorials\symblog\src\Blogger\BlogBundle\Resources\public\images</text:p>
      <text:p text:style-name="P1"><text:tab/>C:\sf2-tutorials\symblog\src\Blogger\BlogBundle\Resources\public\js</text:p>
      <text:p text:style-name="P1"/>
      <text:p text:style-name="P1"/>
      <text:p text:style-name="P1">Po wywołaniu polecenia:</text:p>
      <text:p text:style-name="P1"/>
      <text:p text:style-name="P1"><text:tab/><text:span text:style-name="T4">php app/console assets:install web</text:span></text:p>
      <text:p text:style-name="P1"/>
      <text:p text:style-name="P1">cała struktura katalogów zostanie przeniesiona do katalogu web</text:p>
      <text:p text:style-name="P1"/>
      <text:p text:style-name="P1"/>
      <text:p text:style-name="P6">web/css/screen.css</text:p>
      <text:p text:style-name="P1"/>
      <text:p text:style-name="P8"><text:span text:style-name="T8">html,body,div,span,applet,object,iframe,h1,h2,h3,h4,h5,h6,p,blockquote,pre,a,abbr,acronym,address,big,cite,code,del,dfn,em,img,ins,kbd,q,s,samp,small,strike,strong,sub,sup,tt,var,b,u,i,center,dl,dt,dd,ol,ul,li,fieldset,form,label,legend,table,caption,tbody,tfoot,thead,tr,th,td,article,aside,canvas,details,embed,figure,figcaption,footer,header,hgroup,menu,nav,output,ruby,section,summary,time,mark,audio,video</text:span><text:span text:style-name="T12">{</text:span><text:span text:style-name="T15">border</text:span><text:span text:style-name="T12">:</text:span><text:span text:style-name="T18">0</text:span><text:span text:style-name="T12">;</text:span><text:span text:style-name="T15">font-size</text:span><text:span text:style-name="T12">:</text:span><text:span text:style-name="T18">100%</text:span><text:span text:style-name="T12">;</text:span><text:span text:style-name="T15">font</text:span><text:span text:style-name="T12">:</text:span><text:span text:style-name="T18">inherit</text:span><text:span text:style-name="T12">;</text:span><text:span text:style-name="T15">vertical-align</text:span><text:span text:style-name="T12">:</text:span><text:span text:style-name="T18">baseline</text:span><text:span text:style-name="T12">;</text:span><text:span text:style-name="T15">margin</text:span><text:span text:style-name="T12">:</text:span><text:span text:style-name="T18">0</text:span><text:span text:style-name="T12">;</text:span><text:span text:style-name="T15">padding</text:span><text:span text:style-name="T12">:</text:span><text:span text:style-name="T18">0</text:span><text:span text:style-name="T12">}</text:span><text:span text:style-name="T8">article,aside,details,figcaption,figure,footer,header,hgroup,menu,nav,section</text:span><text:span text:style-name="T12">{</text:span><text:span text:style-name="T15">display</text:span><text:span text:style-name="T12">:</text:span><text:span text:style-name="T18">block</text:span><text:span text:style-name="T12">}</text:span><text:span text:style-name="T8">body</text:span><text:span text:style-name="T12">{</text:span><text:span text:style-name="T15">line-height</text:span><text:span text:style-name="T12">:</text:span><text:span text:style-name="T18">1</text:span><text:span text:style-name="T12">}</text:span><text:span text:style-name="T8">ol,ul</text:span><text:span text:style-name="T12">{</text:span><text:span text:style-name="T15">list-style</text:span><text:span text:style-name="T12">:</text:span><text:span text:style-name="T18">none</text:span><text:span text:style-name="T12">}</text:span><text:span text:style-name="T8">blockquote,q</text:span><text:span text:style-name="T12">{</text:span><text:span text:style-name="T15">quotes</text:span><text:span text:style-name="T12">:</text:span><text:span text:style-name="T18">none</text:span><text:span text:style-name="T12">}</text:span><text:span text:style-name="T8">blockquote</text:span><text:span text:style-name="T9">:before</text:span><text:span text:style-name="T8">,blockquote</text:span><text:span text:style-name="T9">:after</text:span><text:span text:style-name="T8">,q</text:span><text:span text:style-name="T9">:before</text:span><text:span text:style-name="T8">,q</text:span><text:span text:style-name="T9">:after</text:span><text:span text:style-name="T12">{</text:span><text:span text:style-name="T15">content</text:span><text:span text:style-name="T12">:</text:span><text:span text:style-name="T18">none</text:span><text:span text:style-name="T12">}</text:span><text:span text:style-name="T8">table</text:span><text:span text:style-name="T12">{</text:span><text:span text:style-name="T15">border-collapse</text:span><text:span text:style-name="T12">:</text:span><text:span text:style-name="T18">collapse</text:span><text:span text:style-name="T12">;</text:span><text:span text:style-name="T15">border-spacing</text:span><text:span text:style-name="T12">:</text:span><text:span text:style-name="T18">0</text:span><text:span text:style-name="T12">}</text:span></text:p>
      <text:p text:style-name="P11"/>
      <text:p text:style-name="P11"><text:span text:style-name="T8">body</text:span> <text:span text:style-name="T12">{</text:span> <text:span text:style-name="T15">line-height</text:span><text:span text:style-name="T12">:</text:span> <text:span text:style-name="T18">1</text:span><text:span text:style-name="T12">;</text:span><text:span text:style-name="T15">font-family</text:span><text:span text:style-name="T12">:</text:span> <text:span text:style-name="T18">Arial,</text:span> <text:span text:style-name="T18">Helvetica,</text:span> <text:span text:style-name="T18">sans-serif</text:span><text:span text:style-name="T12">;</text:span><text:span text:style-name="T15">font-size</text:span><text:span text:style-name="T12">:</text:span> <text:span text:style-name="T18">12px</text:span><text:span text:style-name="T12">; </text:span><text:span text:style-name="T15">width</text:span><text:span text:style-name="T12">:</text:span> <text:span text:style-name="T18">100%</text:span><text:span text:style-name="T12">; </text:span><text:span text:style-name="T15">height</text:span><text:span text:style-name="T12">:</text:span> <text:span text:style-name="T18">100%</text:span><text:span text:style-name="T12">; </text:span><text:span text:style-name="T15">color</text:span><text:span text:style-name="T12">:</text:span> <text:span text:style-name="T18">#000</text:span><text:span text:style-name="T12">; </text:span><text:span text:style-name="T15">font-size</text:span><text:span text:style-name="T12">:</text:span> <text:span text:style-name="T18">14px</text:span><text:span text:style-name="T12">; }</text:span></text:p>
      <text:p text:style-name="P11"><text:span text:style-name="T9">.clear</text:span> <text:span text:style-name="T12">{</text:span> <text:span text:style-name="T15">clear</text:span><text:span text:style-name="T12">:</text:span> <text:span text:style-name="T18">both</text:span><text:span text:style-name="T12">; }</text:span></text:p>
      <text:p text:style-name="P11"/>
      <text:p text:style-name="P11"><text:span text:style-name="T9">#wrapper</text:span> <text:span text:style-name="T12">{</text:span> <text:span text:style-name="T15">margin</text:span><text:span text:style-name="T12">:</text:span> <text:span text:style-name="T18">10px</text:span> <text:span text:style-name="T18">auto</text:span><text:span text:style-name="T12">; </text:span><text:span text:style-name="T15">width</text:span><text:span text:style-name="T12">:</text:span> <text:span text:style-name="T18">1000px</text:span><text:span text:style-name="T12">; }</text:span></text:p>
      <text:p text:style-name="P11"><text:span text:style-name="T9">#wrapper</text:span><text:span text:style-name="T7"> </text:span><text:span text:style-name="T8">a</text:span> <text:span text:style-name="T12">{</text:span> <text:span text:style-name="T15">text-decoration</text:span><text:span text:style-name="T12">:</text:span> <text:span text:style-name="T18">none</text:span><text:span text:style-name="T12">; </text:span><text:span text:style-name="T15">color</text:span><text:span text:style-name="T12">:</text:span> <text:span text:style-name="T18">#F48A00</text:span><text:span text:style-name="T12">; }</text:span></text:p>
      <text:p text:style-name="P11"><text:span text:style-name="T9">#wrapper</text:span><text:span text:style-name="T7"> </text:span><text:span text:style-name="T8">span</text:span><text:span text:style-name="T9">.highlight</text:span> <text:span text:style-name="T12">{</text:span> <text:span text:style-name="T15">color</text:span><text:span text:style-name="T12">:</text:span> <text:span text:style-name="T18">#F48A00</text:span><text:span text:style-name="T12">; }</text:span></text:p>
      <text:p text:style-name="P11"/>
      <text:p text:style-name="P11"><text:span text:style-name="T9">#header</text:span> <text:span text:style-name="T12">{</text:span> <text:span text:style-name="T15">border-bottom</text:span><text:span text:style-name="T12">:</text:span> <text:span text:style-name="T18">1px</text:span> <text:span text:style-name="T18">solid</text:span> <text:span text:style-name="T18">#ccc</text:span><text:span text:style-name="T12">; </text:span><text:span text:style-name="T15">margin-bottom</text:span><text:span text:style-name="T12">:</text:span> <text:span text:style-name="T18">20px</text:span><text:span text:style-name="T12">; }</text:span></text:p>
      <text:p text:style-name="P11"><text:span text:style-name="T9">#header</text:span><text:span text:style-name="T7"> </text:span><text:span text:style-name="T9">.top</text:span> <text:span text:style-name="T12">{</text:span> <text:span text:style-name="T15">border-bottom</text:span><text:span text:style-name="T12">:</text:span> <text:span text:style-name="T18">1px</text:span> <text:span text:style-name="T18">solid</text:span> <text:span text:style-name="T18">#ccc</text:span><text:span text:style-name="T12">; </text:span><text:span text:style-name="T15">margin-bottom</text:span><text:span text:style-name="T12">:</text:span> <text:span text:style-name="T18">10px</text:span><text:span text:style-name="T12">; }</text:span></text:p>
      <text:p text:style-name="P11"><text:span text:style-name="T9">#header</text:span><text:span text:style-name="T7"> </text:span><text:span text:style-name="T8">ul</text:span><text:span text:style-name="T9">.navigation</text:span> <text:span text:style-name="T12">{</text:span> <text:span text:style-name="T15">list-style</text:span><text:span text:style-name="T12">:</text:span> <text:span text:style-name="T18">none</text:span><text:span text:style-name="T12">; </text:span><text:span text:style-name="T15">text-align</text:span><text:span text:style-name="T12">:</text:span> <text:span text:style-name="T18">right</text:span><text:span text:style-name="T12">; }</text:span></text:p>
      <text:p text:style-name="P11"><text:span text:style-name="T9">#header</text:span><text:span text:style-name="T7"> </text:span><text:span text:style-name="T9">.navigation</text:span><text:span text:style-name="T7"> </text:span><text:span text:style-name="T8">li</text:span> <text:span text:style-name="T12">{</text:span> <text:span text:style-name="T15">display</text:span><text:span text:style-name="T12">:</text:span> <text:span text:style-name="T18">inline</text:span><text:span text:style-name="T12"> }</text:span></text:p>
      <text:p text:style-name="P11"><text:span text:style-name="T9">#header</text:span><text:span text:style-name="T7"> </text:span><text:span text:style-name="T9">.navigation</text:span><text:span text:style-name="T7"> </text:span><text:span text:style-name="T8">li</text:span><text:span text:style-name="T7"> </text:span><text:span text:style-name="T8">a</text:span> <text:span text:style-name="T12">{</text:span> <text:span text:style-name="T15">display</text:span><text:span text:style-name="T12">:</text:span> <text:span text:style-name="T18">inline-block</text:span><text:span text:style-name="T12">; </text:span><text:span text:style-name="T15">padding</text:span><text:span text:style-name="T12">:</text:span> <text:span text:style-name="T18">10px</text:span> <text:span text:style-name="T18">15px</text:span><text:span text:style-name="T12">; </text:span><text:span text:style-name="T15">border-left</text:span><text:span text:style-name="T12">:</text:span> <text:span text:style-name="T18">1px</text:span> <text:span text:style-name="T18">solid</text:span> <text:span text:style-name="T18">#ccc</text:span><text:span text:style-name="T12">; }</text:span></text:p>
      <text:p text:style-name="P11"><text:span text:style-name="T9">#header</text:span><text:span text:style-name="T7"> </text:span><text:span text:style-name="T8">h2</text:span> <text:span text:style-name="T12">{</text:span> <text:span text:style-name="T15">font-family</text:span><text:span text:style-name="T12">:</text:span> <text:span text:style-name="T18">'Irish Grover',</text:span> <text:span text:style-name="T18">cursive</text:span><text:span text:style-name="T12">; </text:span><text:span text:style-name="T15">font-size</text:span><text:span text:style-name="T12">:</text:span> <text:span text:style-name="T18">92px</text:span><text:span text:style-name="T12">; </text:span><text:span text:style-name="T15">text-align</text:span><text:span text:style-name="T12">:</text:span> <text:span text:style-name="T18">center</text:span><text:span text:style-name="T12">; </text:span><text:span text:style-name="T15">line-height</text:span><text:span text:style-name="T12">:</text:span> <text:span text:style-name="T18">110px</text:span><text:span text:style-name="T12">; }</text:span></text:p>
      <text:p text:style-name="P11"><text:span text:style-name="T9">#header</text:span><text:span text:style-name="T7"> </text:span><text:span text:style-name="T8">h2</text:span><text:span text:style-name="T7"> </text:span><text:span text:style-name="T8">a</text:span> <text:span text:style-name="T12">{</text:span> <text:span text:style-name="T15">color</text:span><text:span text:style-name="T12">:</text:span> <text:span text:style-name="T18">#000</text:span><text:span text:style-name="T12">; }</text:span></text:p>
      <text:p text:style-name="P11"><text:span text:style-name="T9">#header</text:span><text:span text:style-name="T7"> </text:span><text:span text:style-name="T8">h3</text:span> <text:span text:style-name="T12">{</text:span> <text:span text:style-name="T15">text-align</text:span><text:span text:style-name="T12">:</text:span> <text:span text:style-name="T18">center</text:span><text:span text:style-name="T12">; </text:span><text:span text:style-name="T15">font-family</text:span><text:span text:style-name="T12">:</text:span> <text:span text:style-name="T18">'La Belle Aurore',</text:span> <text:span text:style-name="T18">cursive</text:span><text:span text:style-name="T12">; </text:span><text:span text:style-name="T15">font-size</text:span><text:span text:style-name="T12">:</text:span> <text:span text:style-name="T18">24px</text:span><text:span text:style-name="T12">; </text:span><text:span text:style-name="T15">margin-bottom</text:span><text:span text:style-name="T12">:</text:span> <text:span text:style-name="T18">20px</text:span><text:span text:style-name="T12">; </text:span><text:span text:style-name="T15">font-weight</text:span><text:span text:style-name="T12">:</text:span> <text:span text:style-name="T18">normal</text:span><text:span text:style-name="T12">; }</text:span></text:p>
      <text:p text:style-name="P11"/>
      <text:p text:style-name="P11"><text:span text:style-name="T9">.main-col</text:span> <text:span text:style-name="T12">{</text:span> <text:span text:style-name="T15">width</text:span><text:span text:style-name="T12">:</text:span> <text:span text:style-name="T18">700px</text:span><text:span text:style-name="T12">; </text:span><text:span text:style-name="T15">display</text:span><text:span text:style-name="T12">:</text:span> <text:span text:style-name="T18">inline-block</text:span><text:span text:style-name="T12">; </text:span><text:span text:style-name="T15">float</text:span><text:span text:style-name="T12">:</text:span> <text:span text:style-name="T18">left</text:span><text:span text:style-name="T12">; </text:span><text:span text:style-name="T15">border-right</text:span><text:span text:style-name="T12">:</text:span> <text:span text:style-name="T18">1px</text:span> <text:span text:style-name="T18">solid</text:span> <text:span text:style-name="T18">#ccc</text:span><text:span text:style-name="T12">; </text:span><text:span text:style-name="T15">padding</text:span><text:span text:style-name="T12">:</text:span> <text:span text:style-name="T18">20px</text:span><text:span text:style-name="T12">; </text:span><text:span text:style-name="T15">margin-bottom</text:span><text:span text:style-name="T12">:</text:span> <text:span text:style-name="T18">20px</text:span><text:span text:style-name="T12">; }</text:span></text:p>
      <text:p text:style-name="P11"><text:span text:style-name="T9">.sidebar</text:span> <text:span text:style-name="T12">{</text:span> <text:span text:style-name="T15">width</text:span><text:span text:style-name="T12">:</text:span> <text:span text:style-name="T18">239px</text:span><text:span text:style-name="T12">; </text:span><text:span text:style-name="T15">padding</text:span><text:span text:style-name="T12">:</text:span> <text:span text:style-name="T18">10px</text:span><text:span text:style-name="T12">; </text:span><text:span text:style-name="T15">display</text:span><text:span text:style-name="T12">:</text:span> <text:span text:style-name="T18">inline-block</text:span><text:span text:style-name="T12">; }</text:span></text:p>
      <text:p text:style-name="P11"/>
      <text:p text:style-name="P11"><text:span text:style-name="T9">.main-col</text:span><text:span text:style-name="T7"> </text:span><text:span text:style-name="T8">a</text:span> <text:span text:style-name="T12">{</text:span> <text:span text:style-name="T15">color</text:span><text:span text:style-name="T12">:</text:span> <text:span text:style-name="T18">#F48A00</text:span><text:span text:style-name="T12">; }</text:span></text:p>
      <text:p text:style-name="P13"><text:span text:style-name="T20">.main-col</text:span> <text:span text:style-name="T1">h1,</text:span></text:p>
      <text:p text:style-name="P13"><text:span text:style-name="T20">.main-col</text:span> <text:span text:style-name="T1">h2</text:span></text:p>
      <text:p text:style-name="P11"><text:s text:c="4"/><text:span text:style-name="T12">{</text:span> <text:span text:style-name="T15">line-height</text:span><text:span text:style-name="T12">:</text:span> <text:span text:style-name="T18">1.2em</text:span><text:span text:style-name="T12">; </text:span><text:span text:style-name="T15">font-size</text:span><text:span text:style-name="T12">:</text:span> <text:span text:style-name="T18">32px</text:span><text:span text:style-name="T12">; </text:span><text:span text:style-name="T15">margin-bottom</text:span><text:span text:style-name="T12">:</text:span> <text:span text:style-name="T18">10px</text:span><text:span text:style-name="T12">; </text:span><text:span text:style-name="T15">font-weight</text:span><text:span text:style-name="T12">:</text:span> <text:span text:style-name="T18">normal</text:span><text:span text:style-name="T12">; </text:span><text:span text:style-name="T15">color</text:span><text:span text:style-name="T12">:</text:span> <text:span text:style-name="T18">#F48A00</text:span><text:span text:style-name="T12">; }</text:span></text:p>
      <text:p text:style-name="P11"><text:span text:style-name="T9">.main-col</text:span><text:span text:style-name="T7"> </text:span><text:span text:style-name="T8">p</text:span> <text:span text:style-name="T12">{</text:span> <text:span text:style-name="T15">line-height</text:span><text:span text:style-name="T12">:</text:span> <text:span text:style-name="T18">1.5em</text:span><text:span text:style-name="T12">; </text:span><text:span text:style-name="T15">margin-bottom</text:span><text:span text:style-name="T12">:</text:span> <text:span text:style-name="T18">20px</text:span><text:span text:style-name="T12">; }</text:span></text:p>
      <text:p text:style-name="P11"/>
      <text:p text:style-name="P12"><text:span text:style-name="T10">#footer</text:span><text:span text:style-name="T2"> </text:span><text:span text:style-name="T13">{</text:span><text:span text:style-name="T2"> </text:span><text:span text:style-name="T16">border-top</text:span><text:span text:style-name="T13">:</text:span><text:span text:style-name="T2"> </text:span><text:span text:style-name="T19">1px</text:span><text:span text:style-name="T2"> </text:span><text:span text:style-name="T19">solid</text:span><text:span text:style-name="T2"> </text:span><text:span text:style-name="T19">#ccc</text:span><text:span text:style-name="T13">; </text:span><text:span text:style-name="T16">clear</text:span><text:span text:style-name="T13">:</text:span><text:span text:style-name="T2"> </text:span><text:span text:style-name="T19">both</text:span><text:span text:style-name="T13">; </text:span><text:span text:style-name="T16">text-align</text:span><text:span text:style-name="T13">:</text:span><text:span text:style-name="T2"> </text:span><text:span text:style-name="T19">center</text:span><text:span text:style-name="T13">; </text:span><text:span text:style-name="T16">padding</text:span><text:span text:style-name="T13">:</text:span><text:span text:style-name="T2"> </text:span><text:span text:style-name="T19">10px</text:span><text:span text:style-name="T13">; </text:span><text:span text:style-name="T16">color</text:span><text:span text:style-name="T13">:</text:span><text:span text:style-name="T2"> </text:span><text:span text:style-name="T19">#aaa</text:span><text:span text:style-name="T13">; }</text:span></text:p>
      <text:p text:style-name="P1"/>
      <text:p text:style-name="P1"><text:soft-page-break/>2.<text:tab/>Dodanie template <text:span text:style-name="T1">base.html.twig</text:span></text:p>
      <text:p text:style-name="P2"><text:tab/><text:span text:style-name="T3">TWIG - http://twig.sensiolabs.org/ - dokumentacja</text:span></text:p>
      <text:p text:style-name="P7">&lt;!-- app/Resources/views/base.html.twig --&gt;</text:p>
      <text:p text:style-name="P1">&lt;!DOCTYPE html&gt;</text:p>
      <text:p text:style-name="P1">&lt;html&gt;</text:p>
      <text:p text:style-name="P1"><text:s text:c="4"/>&lt;head&gt;</text:p>
      <text:p text:style-name="P1"><text:s text:c="8"/>&lt;meta http-equiv="Content-Type" content="text/html"; charset=utf-8" /&gt;</text:p>
      <text:p text:style-name="P1"><text:s text:c="8"/>&lt;title&gt;{% block title %}symblog{% endblock %} - symblog&lt;/title&gt;</text:p>
      <text:p text:style-name="P1"><text:s text:c="8"/>&lt;!--[if lt IE 9]&gt;</text:p>
      <text:p text:style-name="P1"><text:s text:c="12"/>&lt;script src="http://html5shim.googlecode.com/svn/trunk/html5.js"&gt;&lt;/script&gt;</text:p>
      <text:p text:style-name="P1"><text:s text:c="8"/>&lt;![endif]--&gt;</text:p>
      <text:p text:style-name="P1"><text:s text:c="8"/>{% block stylesheets %}</text:p>
      <text:p text:style-name="P1"><text:s text:c="12"/>&lt;link href='http://fonts.googleapis.com/css?family=Irish+Grover' rel='stylesheet' type='text/css'&gt;</text:p>
      <text:p text:style-name="P1"><text:s text:c="12"/>&lt;link href='http://fonts.googleapis.com/css?family=La+Belle+Aurore' rel='stylesheet' type='text/css'&gt;</text:p>
      <text:p text:style-name="P1"><text:s text:c="12"/>&lt;link href="{{ asset('css/screen.css') }}" type="text/css" rel="stylesheet" /&gt;</text:p>
      <text:p text:style-name="P1"><text:s text:c="8"/>{% endblock %}</text:p>
      <text:p text:style-name="P1"><text:s text:c="8"/>&lt;link rel="shortcut icon" href="{{ asset('favicon.ico') }}" /&gt;</text:p>
      <text:p text:style-name="P1"><text:s text:c="4"/>&lt;/head&gt;</text:p>
      <text:p text:style-name="P1"><text:s text:c="4"/>&lt;body&gt;</text:p>
      <text:p text:style-name="P1"/>
      <text:p text:style-name="P1"><text:s text:c="8"/>&lt;section id="wrapper"&gt;</text:p>
      <text:p text:style-name="P1"><text:s text:c="12"/>&lt;header id="header"&gt;</text:p>
      <text:p text:style-name="P1"><text:s text:c="16"/>&lt;div class="top"&gt;</text:p>
      <text:p text:style-name="P1"><text:s text:c="20"/>{% block navigation %}</text:p>
      <text:p text:style-name="P1"><text:s text:c="24"/>&lt;nav&gt;</text:p>
      <text:p text:style-name="P1"><text:s text:c="28"/>&lt;ul class="navigation"&gt;</text:p>
      <text:p text:style-name="P1"><text:s text:c="32"/>&lt;li&gt;&lt;a href="#"&gt;Home&lt;/a&gt;&lt;/li&gt;</text:p>
      <text:p text:style-name="P1"><text:s text:c="32"/>&lt;li&gt;&lt;a href="#"&gt;About&lt;/a&gt;&lt;/li&gt;</text:p>
      <text:p text:style-name="P1"><text:s text:c="32"/>&lt;li&gt;&lt;a href="#"&gt;Contact&lt;/a&gt;&lt;/li&gt;</text:p>
      <text:p text:style-name="P1"><text:s text:c="28"/>&lt;/ul&gt;</text:p>
      <text:p text:style-name="P1"><text:s text:c="24"/>&lt;/nav&gt;</text:p>
      <text:p text:style-name="P1"><text:s text:c="20"/>{% endblock %}</text:p>
      <text:p text:style-name="P1"><text:s text:c="16"/>&lt;/div&gt;</text:p>
      <text:p text:style-name="P1"/>
      <text:p text:style-name="P1"><text:s text:c="16"/>&lt;hgroup&gt;</text:p>
      <text:p text:style-name="P1"><text:s text:c="20"/>&lt;h2&gt;{% block blog_title %}&lt;a href="#"&gt;symblog&lt;/a&gt;{% endblock %}&lt;/h2&gt;</text:p>
      <text:p text:style-name="P1"><text:s text:c="20"/>&lt;h3&gt;{% block blog_tagline %}&lt;a href="#"&gt;creating a blog in Symfony2&lt;/a&gt;{% endblock %}&lt;/h3&gt;</text:p>
      <text:p text:style-name="P1"><text:s text:c="16"/>&lt;/hgroup&gt;</text:p>
      <text:p text:style-name="P1"><text:s text:c="12"/>&lt;/header&gt;</text:p>
      <text:p text:style-name="P1"/>
      <text:p text:style-name="P1"><text:s text:c="12"/>&lt;section class="main-col"&gt;</text:p>
      <text:p text:style-name="P1"><text:s text:c="16"/>{% block body %}{% endblock %}</text:p>
      <text:p text:style-name="P1"><text:s text:c="12"/>&lt;/section&gt;</text:p>
      <text:p text:style-name="P1"><text:s text:c="12"/>&lt;aside class="sidebar"&gt;</text:p>
      <text:p text:style-name="P1"><text:s text:c="16"/>{% block sidebar %}{% endblock %}</text:p>
      <text:p text:style-name="P1"><text:s text:c="12"/>&lt;/aside&gt;</text:p>
      <text:p text:style-name="P1"/>
      <text:p text:style-name="P1"><text:s text:c="12"/>&lt;div id="footer"&gt;</text:p>
      <text:p text:style-name="P1"><text:s text:c="16"/>{% block footer %}</text:p>
      <text:p text:style-name="P1"><text:s text:c="20"/>Symfony2 blog tutorial - created by &lt;a href="https://github.com/dsyph3r"&gt;dsyph3r&lt;/a&gt;</text:p>
      <text:p text:style-name="P1"><text:s text:c="16"/>{% endblock %}</text:p>
      <text:p text:style-name="P1"><text:s text:c="12"/>&lt;/div&gt;</text:p>
      <text:p text:style-name="P1"><text:s text:c="8"/>&lt;/section&gt;</text:p>
      <text:p text:style-name="P1"/>
      <text:p text:style-name="P1"><text:s text:c="8"/>{% block javascripts %}{% endblock %}</text:p>
      <text:p text:style-name="P1"><text:s text:c="4"/>&lt;/body&gt;</text:p>
      <text:p text:style-name="P1">&lt;/html&gt;</text:p>
      <text:p text:style-name="P1"/>
      <text:p text:style-name="P1">3.<text:tab/>Dodanie szablonu <text:s/><text:span text:style-name="T1">layout.html.twig</text:span>, który dziedziczy z <text:span text:style-name="T1">base.html.twig</text:span></text:p>
      <text:p text:style-name="P1"/>
      <text:p text:style-name="P7">{# src/Blogger/BlogBundle/Resources/views/layout.html.twig #}</text:p>
      <text:p text:style-name="P1">{% extends 'BloggerBlogBundle::base.html.twig' %}</text:p>
      <text:p text:style-name="P1"><text:soft-page-break/></text:p>
      <text:p text:style-name="P1">{% block sidebar %}</text:p>
      <text:p text:style-name="P1"><text:s text:c="4"/>Sidebar content</text:p>
      <text:p text:style-name="P1">{% endblock %}</text:p>
      <text:p text:style-name="P1"/>
      <text:p text:style-name="P1">4.<text:tab/>Dodanie szablonu <text:s/><text:span text:style-name="T1">index.html.twig</text:span>, <text:s/>który dziedziczy z <text:s/><text:span text:style-name="T1">layout.html.twig</text:span></text:p>
      <text:p text:style-name="P1"/>
      <text:p text:style-name="P7">{# src/Blogger/BlogBundle/Resources/views/Page/index.html.twig #}</text:p>
      <text:p text:style-name="P1">{% extends 'BloggerBlogBundle::layout.html.twig' %}</text:p>
      <text:p text:style-name="P1"/>
      <text:p text:style-name="P1">{% block body %}</text:p>
      <text:p text:style-name="P3"><text:s text:c="4"/>&lt;header&gt;</text:p>
      <text:p text:style-name="P10"><text:s text:c="8"/>&lt;h1&gt;Blog homepage&lt;/h1&gt;</text:p>
      <text:p text:style-name="P10"><text:s text:c="4"/>&lt;/header&gt;</text:p>
      <text:p text:style-name="P10"/>
      <text:p text:style-name="P10"><text:s text:c="4"/>&lt;p&gt;Want to homepage symblog?&lt;/p&gt;</text:p>
      <text:p text:style-name="P1">{% endblock %}</text:p>
      <text:p text:style-name="P1"/>
      <text:p text:style-name="P1"/>
      <text:p text:style-name="P1"/>
      <text:p text:style-name="P1"/>
      <text:p text:style-name="P1"/>
      <text:p text:style-name="P1">3.<text:tab/>Dodanie kontrolera</text:p>
      <text:p text:style-name="P1"/>
      <text:p text:style-name="P1">&lt;?php</text:p>
      <text:p text:style-name="P6">// src/Blogger/BlogBundle/Controller/PageController.php</text:p>
      <text:p text:style-name="P1"/>
      <text:p text:style-name="P1">namespace Blogger\BlogBundle\Controller;</text:p>
      <text:p text:style-name="P1"/>
      <text:p text:style-name="P1">use Symfony\Bundle\FrameworkBundle\Controller\Controller;</text:p>
      <text:p text:style-name="P1"/>
      <text:p text:style-name="P1">class PageController extends Controller</text:p>
      <text:p text:style-name="P1">{</text:p>
      <text:p text:style-name="P1"><text:s text:c="4"/>public function indexAction()</text:p>
      <text:p text:style-name="P1"><text:s text:c="4"/>{</text:p>
      <text:p text:style-name="P1"><text:s text:c="8"/>return $this-&gt;render('BloggerBlogBundle:Page:index.html.twig');</text:p>
      <text:p text:style-name="P1"><text:s text:c="4"/>}</text:p>
      <text:p text:style-name="P1">}</text:p>
      <text:p text:style-name="P1"/>
      <text:p text:style-name="P1">5.<text:tab/>Zmieniamy routing</text:p>
      <text:p text:style-name="P1"/>
      <text:p text:style-name="P1"># src/Blogger/BlogBundle/Resources/config/routing.yml</text:p>
      <text:p text:style-name="P1"><text:span text:style-name="T2">blogger_blog_homepage</text:span>:</text:p>
      <text:p text:style-name="P4"><text:s text:c="2"/>#pattern: <text:s/>/hello/{name}</text:p>
      <text:p text:style-name="P9"><text:s text:c="2"/>#defaults: { _controller: BloggerBlogBundle:Default:index }</text:p>
      <text:p text:style-name="P1"><text:s text:c="4"/>pattern: <text:s/>/</text:p>
      <text:p text:style-name="P1"><text:s text:c="4"/>defaults: { _controller: BloggerBlogBundle:Page:index }</text:p>
      <text:p text:style-name="P1"><text:s text:c="4"/>requirements:</text:p>
      <text:p text:style-name="P1"><text:s text:c="8"/>_method: <text:s/>GET</text:p>
      <text:p text:style-name="P1"/>
      <text:p text:style-name="P1">6.<text:tab/>Usuwamy</text:p>
      <text:p text:style-name="P1"/>
      <text:p text:style-name="P5"># app/config/routing_dev.yml</text:p>
      <text:p text:style-name="P5"/>
      <text:p text:style-name="P5">#_welcome:</text:p>
      <text:p text:style-name="P5"># <text:s text:c="3"/>pattern: <text:s/>/</text:p>
      <text:p text:style-name="P5"># <text:s text:c="3"/>defaults: { _controller: AcmeDemoBundle:Welcome:index }</text:p>
      <text:p text:style-name="P5"/>
      <text:p text:style-name="P5">#_demo_secured:</text:p>
      <text:p text:style-name="P5"># <text:s text:c="3"/>resource: "@AcmeDemoBundle/Controller/SecuredController.php"</text:p>
      <text:p text:style-name="P5"># <text:s text:c="3"/>type: <text:s text:c="4"/>annotation</text:p>
      <text:p text:style-name="P5"/>
      <text:p text:style-name="P5">#_demo:</text:p>
      <text:p text:style-name="P5"><text:soft-page-break/># <text:s text:c="3"/>resource: "@AcmeDemoBundle/Controller/DemoController.php"</text:p>
      <text:p text:style-name="P5"># <text:s text:c="3"/>type: <text:s text:c="4"/>annotation</text:p>
      <text:p text:style-name="P5"># <text:s text:c="3"/>prefix: <text:s text:c="2"/>/demo</text:p>
      <text:p text:style-name="P1"/>
      <text:p text:style-name="P1">7. Możemy usunąć pliki domyślnego projektu:</text:p>
      <text:p text:style-name="P1"/>
      <text:p text:style-name="P5">src/Blogger/BlogBundle/Controller/DefaultController.php</text:p>
      <text:p text:style-name="P5">src/Blogger/BlogBundle/Resources/views/Default/index.html.twig</text:p>
      <text:p text:style-name="P5"># src/Blogger/BlogBundle/Resources/config/routing.yml</text:p>
      <text:p text:style-name="P1"><text:span text:style-name="T2">blogger_blog_homepage</text:span>:</text:p>
      <text:p text:style-name="P4"><text:s text:c="2"/>#pattern: <text:s/>/hello/{name}</text:p>
      <text:p text:style-name="P9"><text:s text:c="2"/>#defaults: { _controller: BloggerBlogBundle:Default:index }</text:p>
      <text:p text:style-name="P9"/>
      <text:p text:style-name="P9"/>
      <text:p text:style-name="P6">#1<text:tab/>src/Application/PersonalBundle/Resources/config/routing.yml</text:p>
      <text:p text:style-name="P6">Tworzymy nowy routing</text:p>
      <text:p text:style-name="P8">application_personal_aboutMe:</text:p>
      <text:p text:style-name="P19"><text:s text:c="4"/>resource: "@ApplicationPersonalBundle/Controller/AboutMeController.php"</text:p>
      <text:p text:style-name="P19"><text:s text:c="4"/>type: <text:s text:c="4"/>annotation</text:p>
      <text:p text:style-name="P20"><text:span text:style-name="T2"><text:s text:c="4"/>prefix: <text:s text:c="2"/>/aboutMe</text:span></text:p>
      <text:p text:style-name="P20"><text:span text:style-name="T2"/></text:p>
      <text:p text:style-name="P21"><text:span text:style-name="T2">#2.<text:tab/>src/Application/PersonalBundle/Controller/AboutMeController.php</text:span></text:p>
      <text:p text:style-name="P21"><text:span text:style-name="T2">Tworzymy nowy kontroler z routingiem dla każdej akcji</text:span></text:p>
      <text:p text:style-name="P21"><text:span text:style-name="T2">Podłączamy biblioteki <text:s/></text:span><text:span text:style-name="T24">Route i <text:s/>Template</text:span></text:p>
      <text:p text:style-name="P17">&lt;?php</text:p>
      <text:p text:style-name="P19"/>
      <text:p text:style-name="P24">namespace Application\PersonalBundle\Controller;</text:p>
      <text:p text:style-name="P19"/>
      <text:p text:style-name="P19"><text:span text:style-name="T25">use </text:span><text:span text:style-name="T12">Symfony\Bundle\FrameworkBundle\Controller\Controller;</text:span></text:p>
      <text:p text:style-name="P19"/>
      <text:p text:style-name="P22"><text:span text:style-name="T1">use </text:span>Sensio\Bundle\FrameworkExtraBundle\Configuration\Route;</text:p>
      <text:p text:style-name="P22"><text:span text:style-name="T1">use </text:span>Sensio\Bundle\FrameworkExtraBundle\Configuration\Template;</text:p>
      <text:p text:style-name="P19"/>
      <text:p text:style-name="P19"><text:span text:style-name="T25">class </text:span><text:span text:style-name="T12">AboutMeController </text:span><text:span text:style-name="T25">extends </text:span><text:span text:style-name="T12">Controller</text:span></text:p>
      <text:p text:style-name="P24">{</text:p>
      <text:p text:style-name="P22"><text:s text:c="4"/>/**</text:p>
      <text:p text:style-name="P22"><text:s text:c="5"/>* @Route("/education", name="application_personal_aboutMe_education")</text:p>
      <text:p text:style-name="P22"><text:s text:c="5"/>* @Template()</text:p>
      <text:p text:style-name="P22"><text:s text:c="5"/>*/</text:p>
      <text:p text:style-name="P19"><text:span text:style-name="T12"><text:s text:c="4"/></text:span><text:span text:style-name="T25">public function </text:span><text:span text:style-name="T12">educationAction()</text:span></text:p>
      <text:p text:style-name="P19"><text:span text:style-name="T12"><text:s text:c="4"/>{</text:span></text:p>
      <text:p text:style-name="P19"><text:span text:style-name="T12"><text:s text:c="8"/></text:span><text:span text:style-name="T25">return array</text:span><text:span text:style-name="T12">();</text:span></text:p>
      <text:p text:style-name="P24"><text:s text:c="4"/>}</text:p>
      <text:p text:style-name="P22"><text:s text:c="4"/>/**</text:p>
      <text:p text:style-name="P22"><text:s text:c="5"/>* @Route("/experiencen", name="application_personal_aboutMe_experiencen")</text:p>
      <text:p text:style-name="P22"><text:s text:c="5"/>* @Template()</text:p>
      <text:p text:style-name="P22"><text:s text:c="5"/>*/</text:p>
      <text:p text:style-name="P19"><text:span text:style-name="T12"><text:s text:c="4"/></text:span><text:span text:style-name="T25">public function </text:span><text:span text:style-name="T12">experiencenAction()</text:span></text:p>
      <text:p text:style-name="P19"><text:span text:style-name="T12"><text:s text:c="4"/>{</text:span></text:p>
      <text:p text:style-name="P19"><text:span text:style-name="T12"><text:s text:c="8"/></text:span><text:span text:style-name="T25">return array</text:span><text:span text:style-name="T12">();</text:span></text:p>
      <text:p text:style-name="P24"><text:s text:c="4"/>}</text:p>
      <text:p text:style-name="P22"><text:s text:c="4"/>/**</text:p>
      <text:p text:style-name="P22"><text:s text:c="5"/>* @Route("/skill", name="application_personal_aboutMe_skill")</text:p>
      <text:p text:style-name="P22"><text:s text:c="5"/>* @Template()</text:p>
      <text:p text:style-name="P22"><text:s text:c="5"/>*/</text:p>
      <text:p text:style-name="P19"><text:span text:style-name="T12"><text:s text:c="4"/></text:span><text:span text:style-name="T25">public function </text:span><text:span text:style-name="T12">skillAction()</text:span></text:p>
      <text:p text:style-name="P19"><text:span text:style-name="T12"><text:s text:c="4"/>{</text:span></text:p>
      <text:p text:style-name="P19"><text:span text:style-name="T12"><text:s text:c="8"/></text:span><text:span text:style-name="T25">return array</text:span><text:span text:style-name="T12">();</text:span></text:p>
      <text:p text:style-name="P24"><text:s text:c="4"/>}</text:p>
      <text:p text:style-name="P22"><text:s text:c="4"/>/**</text:p>
      <text:p text:style-name="P22"><text:s text:c="5"/>* @Route("/training", name="application_personal_aboutMe_training")</text:p>
      <text:p text:style-name="P22"><text:s text:c="5"/>* @Template()</text:p>
      <text:p text:style-name="P22"><text:s text:c="5"/>*/</text:p>
      <text:p text:style-name="P19"><text:soft-page-break/><text:span text:style-name="T12"><text:s text:c="4"/></text:span><text:span text:style-name="T25">public function </text:span><text:span text:style-name="T12">trainingAction()</text:span></text:p>
      <text:p text:style-name="P19"><text:span text:style-name="T12"><text:s text:c="4"/>{</text:span></text:p>
      <text:p text:style-name="P19"><text:span text:style-name="T12"><text:s text:c="8"/></text:span><text:span text:style-name="T25">return array</text:span><text:span text:style-name="T12">();</text:span></text:p>
      <text:p text:style-name="P24"><text:s text:c="4"/>}</text:p>
      <text:p text:style-name="P20"><text:span text:style-name="T13">}</text:span></text:p>
      <text:p text:style-name="P20"><text:span text:style-name="T13"/></text:p>
      <text:p text:style-name="P23"><text:span text:style-name="T2">#3 src/Application/PersonalBundle/Resources/views/AboutMe/_menuAboutMe.html.twig</text:span></text:p>
      <text:p text:style-name="P23"><text:span text:style-name="T2">Tworzymy menu</text:span></text:p>
      <text:p text:style-name="P19"><text:span text:style-name="T21">&lt;</text:span><text:span text:style-name="T7">a</text:span><text:span text:style-name="T21"> </text:span><text:span text:style-name="T15">href</text:span><text:span text:style-name="T12">=</text:span><text:span text:style-name="T21">"</text:span><text:span text:style-name="T27">{{</text:span><text:span text:style-name="T25"> </text:span><text:span text:style-name="T12">path</text:span><text:span text:style-name="T29">(</text:span><text:span text:style-name="T31">'application_personal_aboutMe_education'</text:span><text:span text:style-name="T29">)</text:span><text:span text:style-name="T25"> </text:span><text:span text:style-name="T27">}}</text:span><text:span text:style-name="T21">"&gt;</text:span><text:span text:style-name="T12">education</text:span><text:span text:style-name="T21">&lt;/</text:span><text:span text:style-name="T7">a</text:span><text:span text:style-name="T21">&gt;</text:span></text:p>
      <text:p text:style-name="P19"><text:span text:style-name="T21">&lt;</text:span><text:span text:style-name="T7">a</text:span> <text:span text:style-name="T15">href</text:span><text:span text:style-name="T12">=</text:span>"<text:span text:style-name="T27">{{</text:span><text:span text:style-name="T25"> </text:span><text:span text:style-name="T12">path</text:span><text:span text:style-name="T29">(</text:span><text:span text:style-name="T31">'application_personal_aboutMe_experience'</text:span><text:span text:style-name="T29">)</text:span><text:span text:style-name="T25"> </text:span><text:span text:style-name="T27">}}</text:span>"<text:span text:style-name="T21">&gt;</text:span><text:span text:style-name="T12">experience</text:span><text:span text:style-name="T21">&lt;/</text:span><text:span text:style-name="T7">a</text:span><text:span text:style-name="T21">&gt;</text:span></text:p>
      <text:p text:style-name="P19"><text:span text:style-name="T21">&lt;</text:span><text:span text:style-name="T7">a</text:span> <text:span text:style-name="T15">href</text:span><text:span text:style-name="T12">=</text:span>"<text:span text:style-name="T27">{{</text:span><text:span text:style-name="T25"> </text:span><text:span text:style-name="T12">path</text:span><text:span text:style-name="T29">(</text:span><text:span text:style-name="T31">'application_personal_aboutMe_skill'</text:span><text:span text:style-name="T29">)</text:span><text:span text:style-name="T25"> </text:span><text:span text:style-name="T27">}}</text:span>"<text:span text:style-name="T21">&gt;</text:span><text:span text:style-name="T12">skill</text:span><text:span text:style-name="T21">&lt;/</text:span><text:span text:style-name="T7">a</text:span><text:span text:style-name="T21">&gt;</text:span></text:p>
      <text:p text:style-name="P20"><text:span text:style-name="T22">&lt;</text:span><text:span text:style-name="T11">a</text:span><text:span text:style-name="T2"> </text:span><text:span text:style-name="T16">href</text:span><text:span text:style-name="T13">=</text:span><text:span text:style-name="T2">"</text:span><text:span text:style-name="T28">{{</text:span><text:span text:style-name="T26"> </text:span><text:span text:style-name="T13">path</text:span><text:span text:style-name="T30">(</text:span><text:span text:style-name="T32">'application_personal_aboutMe_training'</text:span><text:span text:style-name="T30">)</text:span><text:span text:style-name="T26"> </text:span><text:span text:style-name="T28">}}</text:span><text:span text:style-name="T2">"</text:span><text:span text:style-name="T22">&gt;</text:span><text:span text:style-name="T13">training</text:span><text:span text:style-name="T22">&lt;/</text:span><text:span text:style-name="T11">a</text:span><text:span text:style-name="T22">&gt;</text:span></text:p>
      <text:p text:style-name="P20"><text:span text:style-name="T22"/></text:p>
      <text:p text:style-name="P20"><text:span text:style-name="T6">#4 src/Application/PersonalBundle/Resources/views/AboutMe/education.html.twig</text:span></text:p>
      <text:p text:style-name="P23"><text:span text:style-name="T2">Podłączmy menu na każdej stronie</text:span></text:p>
      <text:p text:style-name="P19"><text:span text:style-name="T27">{%</text:span><text:span text:style-name="T25"> extends </text:span><text:span text:style-name="T31">'ApplicationPersonalBundle::layout.html.twig'</text:span><text:span text:style-name="T25"> </text:span><text:span text:style-name="T27">%}</text:span></text:p>
      <text:p text:style-name="P19"/>
      <text:p text:style-name="P19"><text:span text:style-name="T27">{%</text:span><text:span text:style-name="T25"> block </text:span><text:span text:style-name="T12">body</text:span><text:span text:style-name="T25"> </text:span><text:span text:style-name="T27">%}</text:span></text:p>
      <text:p text:style-name="P19"><text:span text:style-name="T12"><text:s text:c="4"/></text:span><text:span text:style-name="T27">{%</text:span><text:span text:style-name="T25"> include </text:span><text:span text:style-name="T31">'ApplicationPersonalBundle:AboutMe:_menuAboutMe.html.twig'</text:span><text:span text:style-name="T25"> </text:span><text:span text:style-name="T27">%}</text:span></text:p>
      <text:p text:style-name="P19"><text:span text:style-name="T12"><text:s text:c="4"/>Education</text:span></text:p>
      <text:p text:style-name="P20"><text:span text:style-name="T28">{%</text:span><text:span text:style-name="T26"> endblock </text:span><text:span text:style-name="T28">%}</text:span></text:p>
      <text:p text:style-name="P20"><text:span text:style-name="T28"/></text:p>
      <text:p text:style-name="P23"><text:span text:style-name="T2">#src/Application/PersonalBundle/Resources/views/AboutMe/experience.html.twig</text:span></text:p>
      <text:p text:style-name="P19"><text:span text:style-name="T27">{%</text:span><text:span text:style-name="T25"> extends </text:span><text:span text:style-name="T31">'ApplicationPersonalBundle::layout.html.twig'</text:span><text:span text:style-name="T25"> </text:span><text:span text:style-name="T27">%}</text:span></text:p>
      <text:p text:style-name="P19"/>
      <text:p text:style-name="P19"><text:span text:style-name="T27">{%</text:span><text:span text:style-name="T25"> block </text:span><text:span text:style-name="T12">body</text:span><text:span text:style-name="T25"> </text:span><text:span text:style-name="T27">%}</text:span></text:p>
      <text:p text:style-name="P19"><text:span text:style-name="T12"><text:s text:c="4"/></text:span><text:span text:style-name="T27">{%</text:span><text:span text:style-name="T25"> include </text:span><text:span text:style-name="T31">'ApplicationPersonalBundle:AboutMe:_menuAboutMe.html.twig'</text:span><text:span text:style-name="T25"> </text:span><text:span text:style-name="T27">%}</text:span></text:p>
      <text:p text:style-name="P24"><text:s text:c="4"/>Experience</text:p>
      <text:p text:style-name="P19"/>
      <text:p text:style-name="P20"><text:span text:style-name="T28">{%</text:span><text:span text:style-name="T26"> endblock </text:span><text:span text:style-name="T28">%}</text:span></text:p>
      <text:p text:style-name="P20"><text:span text:style-name="T22"/></text:p>
      <text:p text:style-name="P20"><text:span text:style-name="T6">#5 src/Application/PersonalBundle/Resources/views/layout.html.twig</text:span></text:p>
      <text:p text:style-name="P19"><text:span text:style-name="T21">&lt;!</text:span><text:span text:style-name="T7">DOCTYPE</text:span><text:span text:style-name="T21"> html&gt;</text:span></text:p>
      <text:p text:style-name="P19"><text:span text:style-name="T21">&lt;</text:span><text:span text:style-name="T7">html</text:span><text:span text:style-name="T21">&gt;</text:span></text:p>
      <text:p text:style-name="P19"><text:span text:style-name="T12"><text:s text:c="4"/></text:span><text:span text:style-name="T21">&lt;</text:span><text:span text:style-name="T7">head</text:span><text:span text:style-name="T21">&gt;</text:span></text:p>
      <text:p text:style-name="P19"><text:span text:style-name="T12"><text:s text:c="8"/></text:span><text:span text:style-name="T21">&lt;</text:span><text:span text:style-name="T7">meta</text:span> <text:span text:style-name="T15">http-equiv</text:span><text:span text:style-name="T12">=</text:span><text:span text:style-name="T33">"Content-Type"</text:span> <text:span text:style-name="T15">content</text:span><text:span text:style-name="T12">=</text:span><text:span text:style-name="T33">"text/html"</text:span><text:span text:style-name="T12">;</text:span> <text:span text:style-name="T15">charset</text:span><text:span text:style-name="T12">=</text:span><text:span text:style-name="T33">utf-8</text:span><text:span text:style-name="T12">"</text:span> <text:span text:style-name="T21">/&gt;</text:span></text:p>
      <text:p text:style-name="P19"><text:span text:style-name="T12"><text:s text:c="4"/></text:span><text:span text:style-name="T21">&lt;/</text:span><text:span text:style-name="T7">head</text:span><text:span text:style-name="T21">&gt;</text:span></text:p>
      <text:p text:style-name="P19"><text:span text:style-name="T12"><text:s text:c="4"/></text:span><text:span text:style-name="T21">&lt;</text:span><text:span text:style-name="T7">body</text:span><text:span text:style-name="T21">&gt;</text:span></text:p>
      <text:p text:style-name="P19"/>
      <text:p text:style-name="P19"><text:span text:style-name="T12"><text:s text:c="4"/></text:span><text:span text:style-name="T21">&lt;</text:span><text:span text:style-name="T7">ul</text:span> <text:span text:style-name="T15">class</text:span><text:span text:style-name="T12">=</text:span><text:span text:style-name="T33">"navigation"</text:span><text:span text:style-name="T21">&gt;</text:span></text:p>
      <text:p text:style-name="P19"><text:span text:style-name="T12"><text:s text:c="8"/></text:span><text:span text:style-name="T21">&lt;</text:span><text:span text:style-name="T7">li</text:span><text:span text:style-name="T21">&gt;&lt;</text:span><text:span text:style-name="T7">a</text:span> <text:span text:style-name="T15">href</text:span><text:span text:style-name="T12">=</text:span>"<text:span text:style-name="T27">{{</text:span><text:span text:style-name="T25"> </text:span><text:span text:style-name="T12">path</text:span><text:span text:style-name="T29">(</text:span><text:span text:style-name="T31">'application_personal_homepage'</text:span><text:span text:style-name="T29">)</text:span><text:span text:style-name="T25"> </text:span><text:span text:style-name="T27">}}</text:span>"<text:span text:style-name="T21">&gt;</text:span><text:span text:style-name="T12">Home</text:span><text:span text:style-name="T21">&lt;/</text:span><text:span text:style-name="T7">a</text:span><text:span text:style-name="T21">&gt;&lt;/</text:span><text:span text:style-name="T7">li</text:span><text:span text:style-name="T21">&gt;</text:span></text:p>
      <text:p text:style-name="P19"><text:span text:style-name="T12"><text:s text:c="8"/></text:span><text:span text:style-name="T21">&lt;</text:span><text:span text:style-name="T7">li</text:span><text:span text:style-name="T21">&gt;&lt;</text:span><text:span text:style-name="T7">a</text:span> <text:span text:style-name="T15">href</text:span><text:span text:style-name="T12">=</text:span>"<text:span text:style-name="T27">{{</text:span><text:span text:style-name="T25"> </text:span><text:span text:style-name="T12">path</text:span><text:span text:style-name="T29">(</text:span><text:span text:style-name="T31">'application_personal_aboutMe_education'</text:span><text:span text:style-name="T29">)</text:span><text:span text:style-name="T25"> </text:span><text:span text:style-name="T27">}}</text:span>"<text:span text:style-name="T21">&gt;</text:span><text:span text:style-name="T12">About Me</text:span><text:span text:style-name="T21">&lt;/</text:span><text:span text:style-name="T7">a</text:span><text:span text:style-name="T21">&gt;&lt;/</text:span><text:span text:style-name="T7">li</text:span><text:span text:style-name="T21">&gt;</text:span></text:p>
      <text:p text:style-name="P19"><text:span text:style-name="T12"><text:s text:c="8"/></text:span><text:span text:style-name="T21">&lt;</text:span><text:span text:style-name="T7">li</text:span><text:span text:style-name="T21">&gt;&lt;</text:span><text:span text:style-name="T7">a</text:span> <text:span text:style-name="T15">href</text:span><text:span text:style-name="T12">=</text:span>"<text:span text:style-name="T27">{{</text:span><text:span text:style-name="T25"> </text:span><text:span text:style-name="T12">path</text:span><text:span text:style-name="T29">(</text:span><text:span text:style-name="T31">'application_personal_contact'</text:span><text:span text:style-name="T29">)</text:span><text:span text:style-name="T25"> </text:span><text:span text:style-name="T27">}}</text:span>"<text:span text:style-name="T21">&gt;</text:span><text:span text:style-name="T12">Contact</text:span><text:span text:style-name="T21">&lt;/</text:span><text:span text:style-name="T7">a</text:span><text:span text:style-name="T21">&gt;&lt;/</text:span><text:span text:style-name="T7">li</text:span><text:span text:style-name="T21">&gt;</text:span></text:p>
      <text:p text:style-name="P19"><text:span text:style-name="T12"><text:s text:c="4"/></text:span><text:span text:style-name="T21">&lt;/</text:span><text:span text:style-name="T7">ul</text:span><text:span text:style-name="T21">&gt;</text:span></text:p>
      <text:p text:style-name="P19"/>
      <text:p text:style-name="P19"><text:span text:style-name="T12"><text:s text:c="4"/></text:span><text:span text:style-name="T27">{%</text:span><text:span text:style-name="T25"> block </text:span><text:span text:style-name="T12">body</text:span><text:span text:style-name="T25"> </text:span><text:span text:style-name="T27">%}{%</text:span><text:span text:style-name="T25"> endblock </text:span><text:span text:style-name="T27">%}</text:span></text:p>
      <text:p text:style-name="P19"/>
      <text:p text:style-name="P19"><text:span text:style-name="T12"><text:s text:c="4"/></text:span><text:span text:style-name="T21">&lt;/</text:span><text:span text:style-name="T7">body</text:span><text:span text:style-name="T21">&gt;</text:span></text:p>
      <text:p text:style-name="P17"><text:span text:style-name="T22">&lt;/</text:span><text:span text:style-name="T11">html</text:span><text:span text:style-name="T22">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29M17S</meta:editing-duration>
    <meta:editing-cycles>19</meta:editing-cycles>
    <meta:generator>OpenOffice.org/3.3$Win32 OpenOffice.org_project/330m20$Build-9567</meta:generator>
    <dc:date>2013-03-12T15:39:44.94</dc:date>
    <dc:creator>szymon idczak</dc:creator>
    <meta:document-statistic meta:table-count="0" meta:image-count="0" meta:object-count="0" meta:page-count="5" meta:paragraph-count="221" meta:word-count="737" meta:character-count="9459"/>
    <meta:user-defined meta:name="Info 1"/>
    <meta:user-defined meta:name="Info 2"/>
    <meta:user-defined meta:name="Info 3"/>
    <meta:user-defined meta:name="Info 4"/>
  </office:meta>
</office:document-meta>
</file>